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Great, you've provided a sample superstore dataset. I'll perform a detailed Sales Performance Analysis using Python. This analysis will include:</text:p>
      <text:p text:style-name="Standard"/>
      <text:p text:style-name="Standard">1. **Data Exploration and Cleaning**: Understanding the dataset and preparing it for analysis.</text:p>
      <text:p text:style-name="Standard">2. **Statistical Analysis**: Analyzing various factors like marketing campaigns, pricing strategies, and customer demographics to understand their impact on sales.</text:p>
      <text:p text:style-name="Standard">3. **Data Visualization**: Creating visual representations of our findings.</text:p>
      <text:p text:style-name="Standard">4. **Recommendations**: Based on the analysis, suggesting strategies for improving sales performance.</text:p>
      <text:p text:style-name="Standard"/>
      <text:p text:style-name="Standard">We'll use Python libraries such as pandas for data manipulation, matplotlib and seaborn for visualization, and possibly some statistical libraries for in-depth analysis.</text:p>
      <text:p text:style-name="Standard"/>
      <text:p text:style-name="Standard">Let me start by loading the dataset and performing an initial exploration to understand its structure and content.</text:p>
      <text:p text:style-name="Standard"/>
      <text:p text:style-name="Standard">It seems that there was an error reading the CSV file due to an encoding issue. This can happen if the file contains characters that are not compatible with the default UTF-8 encoding.</text:p>
      <text:p text:style-name="Standard"/>
      <text:p text:style-name="Standard">To resolve this, I'll try reading the file using a different encoding, typically 'ISO-8859-1' or 'latin1', which are often used for CSV files that contain special characters. Let's try this approach.</text:p>
      <text:p text:style-name="Standard"/>
      <text:p text:style-name="Standard">The dataset has been successfully loaded. Let's begin the analysis:</text:p>
      <text:p text:style-name="Standard"/>
      <text:p text:style-name="Standard">1. **Data Exploration**: Understanding the structure and types of data we have.</text:p>
      <text:p text:style-name="Standard">2. **Data Cleaning**: Handling missing values or incorrect data types, if any.</text:p>
      <text:p text:style-name="Standard">3. **Statistical Analysis**: Analyzing the relationship between sales and other factors.</text:p>
      <text:p text:style-name="Standard">4. **Visualization**: Creating graphs and charts to illustrate our findings.</text:p>
      <text:p text:style-name="Standard">5. **Recommendations**: Suggesting strategies based on the analysis.</text:p>
      <text:p text:style-name="Standard"/>
      <text:p text:style-name="Standard">I'll start with data exploration to understand the features available in our dataset.</text:p>
      <text:p text:style-name="Standard"/>
      <text:p text:style-name="Standard">The dataset contains various columns such as Order ID, Order Date, Ship Date, Ship Mode, Customer ID, Segment, Country, City, State, Postal Code, Region, Product ID, Category, Sub-Category, Product Name, Sales, Quantity, Discount, and Profit. It provides a comprehensive view of the sales data.</text:p>
      <text:p text:style-name="Standard"/>
      <text:p text:style-name="Standard">Next steps:</text:p>
      <text:p text:style-name="Standard"/>
      <text:p text:style-name="Standard">1. **Data Cleaning**: Check for and handle any missing values or inconsistencies in the dataset.</text:p>
      <text:p text:style-name="Standard">2. **Statistical Analysis and Visualization**: Explore the relationship between different variables and sales, such as the impact of discounts, product categories, and regions on sales and profit.</text:p>
      <text:p text:style-name="Standard"/>
      <text:p text:style-name="Standard">Let's start with the data cleaning process.</text:p>
      <text:p text:style-name="Standard"/>
      <text:p text:style-name="Standard">The dataset appears to be clean with no missing values or duplicate rows. All columns have appropriate data types, except for 'Order Date' and 'Ship Date', which are currently in object format. For a more detailed analysis involving these dates, we should convert them to datetime format.</text:p>
      <text:p text:style-name="Standard"/>
      <text:p text:style-name="Standard">Next, I'll proceed with the statistical analysis and visualization. This will involve exploring relationships between sales and other variables like discounts, product categories, and regions. I'll also look into sales trends over time and the impact of various factors on profit.</text:p>
      <text:p text:style-name="Standard"><text:soft-page-break/></text:p>
      <text:p text:style-name="Standard">Let's start by converting 'Order Date' and 'Ship Date' to datetime format and then perform the analysis.</text:p>
      <text:p text:style-name="Standard"/>
      <text:p text:style-name="Standard">The analysis of the impact of discounts on sales and profit yields interesting insights:</text:p>
      <text:p text:style-name="Standard"/>
      <text:p text:style-name="Standard">### Discount Impact Analysis:</text:p>
      <text:p text:style-name="Standard">1. **Sales**: </text:p>
      <text:p text:style-name="Standard"><text:s text:c="3"/>- As the discount increases, sales tend to increase initially but then show a varied trend. </text:p>
      <text:p text:style-name="Standard"><text:s text:c="3"/>- The highest average sales occur at certain discount levels, but not necessarily at the highest discounts.</text:p>
      <text:p text:style-name="Standard"/>
      <text:p text:style-name="Standard">2. **Profit**:</text:p>
      <text:p text:style-name="Standard"><text:s text:c="3"/>- Profit shows a more distinct trend. As the discount increases, profit tends to decrease.</text:p>
      <text:p text:style-name="Standard"><text:s text:c="3"/>- Higher discounts are associated with lower, often negative, profits.</text:p>
      <text:p text:style-name="Standard"/>
      <text:p text:style-name="Standard">### Statistical Summary:</text:p>
      <text:p text:style-name="Standard">- The range of discounts varies from 0% to 80%.</text:p>
      <text:p text:style-name="Standard">- The mean sales across different discount levels are approximately $391.17.</text:p>
      <text:p text:style-name="Standard">- The mean profit is negative, at around -$67.44, indicating that higher discounts might be adversely affecting overall profitability.</text:p>
      <text:p text:style-name="Standard"/>
      <text:p text:style-name="Standard">### Next Steps in Analysis:</text:p>
      <text:p text:style-name="Standard">1. **Category and Sub-Category Analysis**: Understanding how different product categories and sub-categories contribute to sales and profit.</text:p>
      <text:p text:style-name="Standard">2. **Temporal Sales Trends**: Analyzing how sales vary over time (monthly, yearly).</text:p>
      <text:p text:style-name="Standard">3. **Regional Analysis**: Examining the sales performance across different regions and states.</text:p>
      <text:p text:style-name="Standard"/>
      <text:p text:style-name="Standard">Let's proceed with the category and sub-category analysis. We'll look into how different types of products perform in terms of sales and profit.</text:p>
      <text:p text:style-name="Standard"/>
      <text:p text:style-name="Standard">The category and sub-category analysis of sales and profit provides valuable insights:</text:p>
      <text:p text:style-name="Standard"/>
      <text:p text:style-name="Standard">### Category and Sub-Category Analysis:</text:p>
      <text:p text:style-name="Standard"/>
      <text:p text:style-name="Standard">1. **Sales**:</text:p>
      <text:p text:style-name="Standard"><text:s text:c="3"/>- There are significant variations in sales across different sub-categories.</text:p>
      <text:p text:style-name="Standard"><text:s text:c="3"/>- Some sub-categories demonstrate remarkably high sales, indicating popular product lines.</text:p>
      <text:p text:style-name="Standard"/>
      <text:p text:style-name="Standard">2. **Profit**:</text:p>
      <text:p text:style-name="Standard"><text:s text:c="3"/>- Profit trends vary widely among sub-categories.</text:p>
      <text:p text:style-name="Standard"><text:s text:c="3"/>- Some sub-categories, despite high sales, show lower or even negative profits, suggesting a discrepancy between sales volume and profitability.</text:p>
      <text:p text:style-name="Standard"/>
      <text:p text:style-name="Standard">### Statistical Summary:</text:p>
      <text:p text:style-name="Standard">- The dataset contains 17 unique combinations of categories and sub-categories.</text:p>
      <text:p text:style-name="Standard">- The average sales across these categories are approximately \$135,129.46, with a standard deviation of \$102,940.28.</text:p>
      <text:p text:style-name="Standard">- The average profit is about \$16,846.88, but with a high standard deviation (\$19,689.83), indicating significant variability in profitability across different categories.</text:p>
      <text:p text:style-name="Standard"/>
      <text:p text:style-name="Standard">### Next Steps in Analysis:</text:p>
      <text:p text:style-name="Standard"><text:soft-page-break/>1. **Temporal Sales Trends**: We'll analyze sales trends over time (monthly and yearly) to identify any seasonal patterns or long-term trends.</text:p>
      <text:p text:style-name="Standard">2. **Regional Analysis**: We will explore how sales and profit are distributed across different regions and states to identify high-performing and underperforming areas.</text:p>
      <text:p text:style-name="Standard"/>
      <text:p text:style-name="Standard">Let's proceed with the temporal sales trends analysis, focusing on how sales vary over time.</text:p>
      <text:p text:style-name="Standard"/>
      <text:p text:style-name="Standard">The temporal sales trends analysis reveals the following:</text:p>
      <text:p text:style-name="Standard"/>
      <text:p text:style-name="Standard">### Monthly and Yearly Sales Trends:</text:p>
      <text:p text:style-name="Standard">1. **Monthly Trends**:</text:p>
      <text:p text:style-name="Standard"><text:s text:c="3"/>- Sales exhibit seasonal patterns, with certain months showing higher sales. This could be attributed to factors like holidays, promotional campaigns, or consumer buying behavior.</text:p>
      <text:p text:style-name="Standard"><text:s text:c="3"/>- There is a noticeable year-over-year growth in sales, indicating overall positive business performance.</text:p>
      <text:p text:style-name="Standard"/>
      <text:p text:style-name="Standard">2. **Yearly Trends**:</text:p>
      <text:p text:style-name="Standard"><text:s text:c="3"/>- From 2014 to 2017, there's a consistent increase in annual sales.</text:p>
      <text:p text:style-name="Standard"><text:s text:c="3"/>- The year 2017 shows the highest total sales, indicating a strong upward trend in the business.</text:p>
      <text:p text:style-name="Standard"/>
      <text:p text:style-name="Standard"><text:s text:c="3"/>| Year | Total Sales <text:s text:c="2"/>|</text:p>
      <text:p text:style-name="Standard"><text:s text:c="3"/>|------|---------------|</text:p>
      <text:p text:style-name="Standard"><text:s text:c="3"/>| 2014 | \$484,247.50 <text:s/>|</text:p>
      <text:p text:style-name="Standard"><text:s text:c="3"/>| 2015 | \$470,532.51 <text:s/>|</text:p>
      <text:p text:style-name="Standard"><text:s text:c="3"/>| 2016 | \$609,205.60 <text:s/>|</text:p>
      <text:p text:style-name="Standard"><text:s text:c="3"/>| 2017 | \$733,215.26 <text:s/>|</text:p>
      <text:p text:style-name="Standard"/>
      <text:p text:style-name="Standard">### Next Steps in Analysis:</text:p>
      <text:p text:style-name="Standard">1. **Regional Analysis**: We will now analyze sales and profit distribution across different regions and states to pinpoint high and low-performing areas.</text:p>
      <text:p text:style-name="Standard"/>
      <text:p text:style-name="Standard">Let's proceed with the regional analysis. This will help in understanding geographical trends and identifying potential areas for market expansion or improvemen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5T01:48:32.619064609</meta:creation-date>
    <dc:date>2024-01-15T01:49:42.277438795</dc:date>
    <meta:editing-duration>PT1M10S</meta:editing-duration>
    <meta:editing-cycles>1</meta:editing-cycles>
    <meta:document-statistic meta:table-count="0" meta:image-count="0" meta:object-count="0" meta:page-count="3" meta:paragraph-count="74" meta:word-count="998" meta:character-count="6828" meta:non-whitespace-character-count="5844"/>
    <meta:generator>LibreOffice/7.5.7.1$Linux_X86_64 LibreOffice_project/50$Build-1</meta:generator>
  </office:meta>
</office:document-meta>
</file>